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2,3 3313">
            <text:p>test_Parser(basic): 2,3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313">
            <text:p>3313</text:p>
          </table:table-cell>
          <table:table-cell table:style-name="ce164" table:formula="of:=[.E48]/[.D48]" office:value-type="float" office:value="1440.4347826087">
            <text:p>1440,4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5,8 11149">
            <text:p>test_Parser(types): 5,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8">
            <text:p>5,8 sec</text:p>
          </table:table-cell>
          <table:table-cell table:style-name="ce162" table:formula="of:=TESTSTAT(&quot;count&quot;; [.B51])" office:value-type="float" office:value="11149">
            <text:p>11149</text:p>
          </table:table-cell>
          <table:table-cell table:style-name="ce164" table:formula="of:=[.E51]/[.D51]" office:value-type="float" office:value="1922.24137931034">
            <text:p>1922,2 a/sec</text:p>
          </table:table-cell>
          <table:table-cell table:number-columns-repeated="4"/>
        </table:table-row>
        <table:table-row table:style-name="ro6">
          <table:table-cell table:number-columns-repeated="3"/>
          <table:table-cell table:style-name="ce161" table:formula="of:=SUM([.D46:.D51])" office:value-type="float" office:value="15">
            <text:p>15,0 sec</text:p>
          </table:table-cell>
          <table:table-cell table:style-name="ce163" table:formula="of:=SUM([.E46:.E51])" office:value-type="float" office:value="21945">
            <text:p>21945</text:p>
          </table:table-cell>
          <table:table-cell table:style-name="ce165" table:formula="of:=[.E52]/[.D52]" office:value-type="float" office:value="1463">
            <text:p>1463,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3,4 21940">
            <text:p>test_Parser(all): 13,4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3.4">
            <text:p>13,4 sec</text:p>
          </table:table-cell>
          <table:table-cell table:style-name="ce162" table:formula="of:=TESTSTAT(&quot;count&quot;; [.B54])" office:value-type="float" office:value="21940">
            <text:p>21940</text:p>
          </table:table-cell>
          <table:table-cell table:style-name="ce164" table:formula="of:=[.E54]/[.D54]" office:value-type="float" office:value="1637.31343283582">
            <text:p>1637,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CCItem&#13;&#10; │             └─([-\r\n\t\[\-\]\\]):'\&quot;'&#13;&#10; ├─Rule&#13;&#10; │ ├─RuleName:'_escC'&#13;&#10; │ └─Alt&#13;&#10; │   └─Con&#13;&#10; │     ├─Atom&#13;&#10; │     │ └─Terminal:'\\'&#13;&#10; │     └─Atom&#13;&#10; │       └─CClass&#13;&#10; │         └─PCList&#13;&#10; │           ├─CCItem&#13;&#10; │           │ └─([-\r\n\t\[\-\]\\]):'r'&#13;&#10; │           ├─CCItem&#13;&#10; │           │ └─([-\r\n\t\[\-\]\\]):'n'&#13;&#10; │           ├─CCItem&#13;&#10; │           │ └─([-\r\n\t\[\-\]\\]):'t'&#13;&#10; │           ├─CCItem&#13;&#10; │           │ └─escC:'['&#13;&#10; │           ├─CCItem&#13;&#10; │           │ └─escC:'-'&#13;&#10; │           ├─CCItem&#13;&#10; │           │ └─escC:']'&#13;&#10; │           └─CCItem&#13;&#10; │             └─escC:'\\'&#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CCItem&#13;&#10; │             │ └─escC:'-'&#13;&#10; │             ├─CCItem&#13;&#10; │             │ └─escC:']'&#13;&#10; │             └─CCItem&#13;&#10; │               └─escC:'\\'&#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CCItem</text:p>
            <text:p><text:s/>│ <text:s text:c="10"/>│ └─escC:'-'</text:p>
            <text:p><text:s/>│ <text:s text:c="10"/>├─CCItem</text:p>
            <text:p><text:s/>│ <text:s text:c="10"/>│ └─escC:']'</text:p>
            <text:p><text:s/>│ <text:s text:c="10"/>└─CCItem</text:p>
            <text:p><text:s/>│ <text:s text:c="12"/>└─escC:'\\'</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CCItem</text:p>
            <text:p><text:s/>│ <text:s text:c="12"/>│ └─escC:'-'</text:p>
            <text:p><text:s/>│ <text:s text:c="12"/>├─CCItem</text:p>
            <text:p><text:s/>│ <text:s text:c="12"/>│ └─escC:']'</text:p>
            <text:p><text:s/>│ <text:s text:c="12"/>└─CCItem</text:p>
            <text:p><text:s/>│ <text:s text:c="14"/>└─escC:'\\'</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18.05.2017</text:date>, <text:time>15:50:0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8T15:50:09.04</dc:date>
    <meta:editing-duration>P158DT15H57M6S</meta:editing-duration>
    <meta:editing-cycles>626</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f As Variant, _
	Optional ByVal xs As TLis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Dim fFilter As Object
	fFilter = Fn.filter
	show(fFilter)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out As Object
	out = pSat(compose(inRange(Asc(lo), Asc(hi)), Fn.asc))
	out.str = "[" &amp; lo &amp; "-" &amp; hi &amp; "]"
	pRange = out
End Function

' TODO: optimize pCClass
Function pCClass(cs As Object)
	assertEqual(isList(cs), True).x
	Dim out As Object
	Dim f As Object
	f = compose(swap(filter, cs), equ)
	out = pSat(ite(compose(isNil, f), _
				fstArg(False), _
				fstArg(True) _
	))
	'out.str = "[" &amp; lo &amp; "-" &amp; hi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Str("\"), _
						pStr(DQ), _
						pStr("["), _
						pStr("-"), _
						pStr("]"),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